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678cm" svg:height="5.803cm" svg:x="13.449cm" svg:y="0.318cm">
            <draw:object draw:notify-on-update-of-ranges="Sheet1.A2:Sheet1.A8 Sheet1.B2:Sheet1.B8 Sheet1.C2:Sheet1.C8 Sheet1.D2:Sheet1.D8 Sheet1.E2:Sheet1.E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3.522cm" svg:height="5.702cm" svg:x="13.647cm" svg:y="6.663cm">
            <draw:object draw:notify-on-update-of-ranges="Sheet1.A11:Sheet1.A17 Sheet1.B11:Sheet1.B17 Sheet1.C11:Sheet1.C17 Sheet1.D11:Sheet1.D17 Sheet1.E11:Sheet1.E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64K</text:p>
          </table:table-cell>
          <table:table-cell office:value-type="string" calcext:value-type="string">
            <text:p>256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47202" calcext:value-type="float">
            <text:p>0.0547202</text:p>
          </table:table-cell>
          <table:table-cell office:value-type="float" office:value="0.031623" calcext:value-type="float">
            <text:p>0.031623</text:p>
          </table:table-cell>
          <table:table-cell office:value-type="float" office:value="0.0234072" calcext:value-type="float">
            <text:p>0.0234072</text:p>
          </table:table-cell>
          <table:table-cell office:value-type="float" office:value="0.0227872" calcext:value-type="float">
            <text:p>0.02278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62734" calcext:value-type="float">
            <text:p>0.0362734</text:p>
          </table:table-cell>
          <table:table-cell office:value-type="float" office:value="0.0237173" calcext:value-type="float">
            <text:p>0.0237173</text:p>
          </table:table-cell>
          <table:table-cell office:value-type="float" office:value="0.0229422" calcext:value-type="float">
            <text:p>0.0229422</text:p>
          </table:table-cell>
          <table:table-cell office:value-type="float" office:value="0.0227872" calcext:value-type="float">
            <text:p>0.02278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06929" calcext:value-type="float">
            <text:p>0.0306929</text:p>
          </table:table-cell>
          <table:table-cell office:value-type="float" office:value="0.0234072" calcext:value-type="float">
            <text:p>0.0234072</text:p>
          </table:table-cell>
          <table:table-cell table:number-columns-repeated="2" office:value-type="float" office:value="0.0227872" calcext:value-type="float">
            <text:p>0.02278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80577" calcext:value-type="float">
            <text:p>0.0280577</text:p>
          </table:table-cell>
          <table:table-cell office:value-type="float" office:value="0.0229422" calcext:value-type="float">
            <text:p>0.0229422</text:p>
          </table:table-cell>
          <table:table-cell table:number-columns-repeated="2" office:value-type="float" office:value="0.0227872" calcext:value-type="float">
            <text:p>0.02278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65075" calcext:value-type="float">
            <text:p>0.0265075</text:p>
          </table:table-cell>
          <table:table-cell table:number-columns-repeated="3" office:value-type="float" office:value="0.0227872" calcext:value-type="float">
            <text:p>0.02278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65075" calcext:value-type="float">
            <text:p>0.0265075</text:p>
          </table:table-cell>
          <table:table-cell table:number-columns-repeated="3" office:value-type="float" office:value="0.0227872" calcext:value-type="float">
            <text:p>0.02278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60425" calcext:value-type="float">
            <text:p>0.0260425</text:p>
          </table:table-cell>
          <table:table-cell table:number-columns-repeated="3" office:value-type="float" office:value="0.0227872" calcext:value-type="float">
            <text:p>0.022787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ADIX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64K</text:p>
          </table:table-cell>
          <table:table-cell office:value-type="string" calcext:value-type="string">
            <text:p>256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92569" calcext:value-type="float">
            <text:p>0.192569</text:p>
          </table:table-cell>
          <table:table-cell office:value-type="float" office:value="0.0735599" calcext:value-type="float">
            <text:p>0.0735599</text:p>
          </table:table-cell>
          <table:table-cell office:value-type="float" office:value="0.0101094" calcext:value-type="float">
            <text:p>0.0101094</text:p>
          </table:table-cell>
          <table:table-cell office:value-type="float" office:value="0.00751728" calcext:value-type="float">
            <text:p>0.007517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36636" calcext:value-type="float">
            <text:p>0.0436636</text:p>
          </table:table-cell>
          <table:table-cell office:value-type="float" office:value="0.0112471" calcext:value-type="float">
            <text:p>0.0112471</text:p>
          </table:table-cell>
          <table:table-cell office:value-type="float" office:value="0.00753168" calcext:value-type="float">
            <text:p>0.00753168</text:p>
          </table:table-cell>
          <table:table-cell office:value-type="float" office:value="0.00751728" calcext:value-type="float">
            <text:p>0.007517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39631" calcext:value-type="float">
            <text:p>0.0239631</text:p>
          </table:table-cell>
          <table:table-cell office:value-type="float" office:value="0.0116791" calcext:value-type="float">
            <text:p>0.0116791</text:p>
          </table:table-cell>
          <table:table-cell office:value-type="float" office:value="0.00753168" calcext:value-type="float">
            <text:p>0.00753168</text:p>
          </table:table-cell>
          <table:table-cell office:value-type="float" office:value="0.00751728" calcext:value-type="float">
            <text:p>0.007517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37471" calcext:value-type="float">
            <text:p>0.0237471</text:p>
          </table:table-cell>
          <table:table-cell office:value-type="float" office:value="0.0123704" calcext:value-type="float">
            <text:p>0.0123704</text:p>
          </table:table-cell>
          <table:table-cell table:number-columns-repeated="2" office:value-type="float" office:value="0.00751728" calcext:value-type="float">
            <text:p>0.007517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36175" calcext:value-type="float">
            <text:p>0.0236175</text:p>
          </table:table-cell>
          <table:table-cell office:value-type="float" office:value="0.0128312" calcext:value-type="float">
            <text:p>0.0128312</text:p>
          </table:table-cell>
          <table:table-cell table:number-columns-repeated="2" office:value-type="float" office:value="0.00751728" calcext:value-type="float">
            <text:p>0.007517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36319" calcext:value-type="float">
            <text:p>0.0236319</text:p>
          </table:table-cell>
          <table:table-cell office:value-type="float" office:value="0.0133497" calcext:value-type="float">
            <text:p>0.0133497</text:p>
          </table:table-cell>
          <table:table-cell table:number-columns-repeated="2" office:value-type="float" office:value="0.00751728" calcext:value-type="float">
            <text:p>0.007517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36319" calcext:value-type="float">
            <text:p>0.0236319</text:p>
          </table:table-cell>
          <table:table-cell office:value-type="float" office:value="0.0137241" calcext:value-type="float">
            <text:p>0.0137241</text:p>
          </table:table-cell>
          <table:table-cell table:number-columns-repeated="2" office:value-type="float" office:value="0.00751728" calcext:value-type="float">
            <text:p>0.007517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00/00/00</text:date>, <text:time style:data-style-name="N2" text:time-value="15:13:05.0339177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08T22:24:13.339659888</meta:creation-date>
    <meta:generator>LibreOffice/6.3.5.2$Linux_X86_64 LibreOffice_project/dd0751754f11728f69b42ee2af66670068624673</meta:generator>
    <dc:date>2020-06-29T15:46:04.237671669</dc:date>
    <meta:editing-duration>PT2H8M39S</meta:editing-duration>
    <meta:editing-cycles>8</meta:editing-cycles>
    <meta:document-statistic meta:table-count="1" meta:cell-count="80" meta:object-count="2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23cm" svg:height="5.703cm" xlink:href=".." xlink:type="simple" chart:class="chart:line" chart:style-name="ch1">
        <chart:legend chart:legend-position="end" svg:x="10.671cm" svg:y="1.805cm" style:legend-expansion="high" chart:style-name="ch2"/>
        <chart:plot-area chart:style-name="ch3" table:cell-range-address="Sheet1.A11:Sheet1.E17" chart:data-source-has-labels="column" svg:x="0.27cm" svg:y="0.114cm" svg:width="10.131cm" svg:height="5.475cm">
          <chartooo:coordinate-region svg:x="1.182cm" svg:y="0.313cm" svg:width="9.032cm" svg:height="4.629cm"/>
          <chart:axis chart:dimension="x" chart:name="primary-x" chart:style-name="ch4" chartooo:axis-type="auto">
            <chartooo:date-scale/>
            <chart:categories table:cell-range-address="Sheet1.A11:Sheet1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1:Sheet1.B17" chart:class="chart:line">
            <chart:data-point chart:repeated="7"/>
          </chart:series>
          <chart:series chart:style-name="ch7" chart:values-cell-range-address="Sheet1.C11:Sheet1.C17" chart:class="chart:line">
            <chart:data-point chart:repeated="7"/>
          </chart:series>
          <chart:series chart:style-name="ch8" chart:values-cell-range-address="Sheet1.D11:Sheet1.D17" chart:class="chart:line">
            <chart:data-point chart:repeated="7"/>
          </chart:series>
          <chart:series chart:style-name="ch9" chart:values-cell-range-address="Sheet1.E11:Sheet1.E17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1:Sheet1.A17</svg:desc>
                </draw:g>
              </table:table-cell>
              <table:table-cell office:value-type="float" office:value="0.192569">
                <text:p>0.192569</text:p>
                <draw:g>
                  <svg:desc>Sheet1.B11:Sheet1.B17</svg:desc>
                </draw:g>
              </table:table-cell>
              <table:table-cell office:value-type="float" office:value="0.0735599">
                <text:p>0.0735599</text:p>
                <draw:g>
                  <svg:desc>Sheet1.C11:Sheet1.C17</svg:desc>
                </draw:g>
              </table:table-cell>
              <table:table-cell office:value-type="float" office:value="0.0101094">
                <text:p>0.0101094</text:p>
                <draw:g>
                  <svg:desc>Sheet1.D11:Sheet1.D17</svg:desc>
                </draw:g>
              </table:table-cell>
              <table:table-cell office:value-type="float" office:value="0.00751728">
                <text:p>0.00751728</text:p>
                <draw:g>
                  <svg:desc>Sheet1.E11:Sheet1.E1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436636">
                <text:p>0.0436636</text:p>
              </table:table-cell>
              <table:table-cell office:value-type="float" office:value="0.0112471">
                <text:p>0.0112471</text:p>
              </table:table-cell>
              <table:table-cell office:value-type="float" office:value="0.00753168">
                <text:p>0.00753168</text:p>
              </table:table-cell>
              <table:table-cell office:value-type="float" office:value="0.00751728">
                <text:p>0.0075172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239631">
                <text:p>0.0239631</text:p>
              </table:table-cell>
              <table:table-cell office:value-type="float" office:value="0.0116791">
                <text:p>0.0116791</text:p>
              </table:table-cell>
              <table:table-cell office:value-type="float" office:value="0.00753168">
                <text:p>0.00753168</text:p>
              </table:table-cell>
              <table:table-cell office:value-type="float" office:value="0.00751728">
                <text:p>0.007517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237471">
                <text:p>0.0237471</text:p>
              </table:table-cell>
              <table:table-cell office:value-type="float" office:value="0.0123704">
                <text:p>0.0123704</text:p>
              </table:table-cell>
              <table:table-cell office:value-type="float" office:value="0.00751728">
                <text:p>0.00751728</text:p>
              </table:table-cell>
              <table:table-cell office:value-type="float" office:value="0.00751728">
                <text:p>0.007517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236175">
                <text:p>0.0236175</text:p>
              </table:table-cell>
              <table:table-cell office:value-type="float" office:value="0.0128312">
                <text:p>0.0128312</text:p>
              </table:table-cell>
              <table:table-cell office:value-type="float" office:value="0.00751728">
                <text:p>0.00751728</text:p>
              </table:table-cell>
              <table:table-cell office:value-type="float" office:value="0.00751728">
                <text:p>0.0075172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236319">
                <text:p>0.0236319</text:p>
              </table:table-cell>
              <table:table-cell office:value-type="float" office:value="0.0133497">
                <text:p>0.0133497</text:p>
              </table:table-cell>
              <table:table-cell office:value-type="float" office:value="0.00751728">
                <text:p>0.00751728</text:p>
              </table:table-cell>
              <table:table-cell office:value-type="float" office:value="0.00751728">
                <text:p>0.0075172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236319">
                <text:p>0.0236319</text:p>
              </table:table-cell>
              <table:table-cell office:value-type="float" office:value="0.0137241">
                <text:p>0.0137241</text:p>
              </table:table-cell>
              <table:table-cell office:value-type="float" office:value="0.00751728">
                <text:p>0.00751728</text:p>
              </table:table-cell>
              <table:table-cell office:value-type="float" office:value="0.00751728">
                <text:p>0.007517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5.2$Linux_X86_64 LibreOffice_project/dd0751754f11728f69b42ee2af6667006862467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79cm" svg:height="5.804cm" xlink:href=".." xlink:type="simple" chart:class="chart:line" chart:style-name="ch1">
        <chart:legend chart:legend-position="end" svg:x="10.827cm" svg:y="1.856cm" style:legend-expansion="high" chart:style-name="ch2"/>
        <chart:plot-area chart:style-name="ch3" table:cell-range-address="Sheet1.A2:Sheet1.E8" chart:data-source-has-labels="column" svg:x="0.273cm" svg:y="0.116cm" svg:width="10.281cm" svg:height="5.572cm">
          <chartooo:coordinate-region svg:x="1.185cm" svg:y="0.315cm" svg:width="9.182cm" svg:height="4.726cm"/>
          <chart:axis chart:dimension="x" chart:name="primary-x" chart:style-name="ch4" chartooo:axis-type="auto">
            <chartooo:date-scale/>
            <chart:categories table:cell-range-address="Sheet1.A2:Sheet1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" chart:class="chart:line">
            <chart:data-point chart:repeated="7"/>
          </chart:series>
          <chart:series chart:style-name="ch7" chart:values-cell-range-address="Sheet1.C2:Sheet1.C8" chart:class="chart:line">
            <chart:data-point chart:repeated="7"/>
          </chart:series>
          <chart:series chart:style-name="ch8" chart:values-cell-range-address="Sheet1.D2:Sheet1.D8" chart:class="chart:line">
            <chart:data-point chart:repeated="7"/>
          </chart:series>
          <chart:series chart:style-name="ch9" chart:values-cell-range-address="Sheet1.E2:Sheet1.E8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8</svg:desc>
                </draw:g>
              </table:table-cell>
              <table:table-cell office:value-type="float" office:value="0.0547202">
                <text:p>0.0547202</text:p>
                <draw:g>
                  <svg:desc>Sheet1.B2:Sheet1.B8</svg:desc>
                </draw:g>
              </table:table-cell>
              <table:table-cell office:value-type="float" office:value="0.031623">
                <text:p>0.031623</text:p>
                <draw:g>
                  <svg:desc>Sheet1.C2:Sheet1.C8</svg:desc>
                </draw:g>
              </table:table-cell>
              <table:table-cell office:value-type="float" office:value="0.0234072">
                <text:p>0.0234072</text:p>
                <draw:g>
                  <svg:desc>Sheet1.D2:Sheet1.D8</svg:desc>
                </draw:g>
              </table:table-cell>
              <table:table-cell office:value-type="float" office:value="0.0227872">
                <text:p>0.0227872</text:p>
                <draw:g>
                  <svg:desc>Sheet1.E2:Sheet1.E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362734">
                <text:p>0.0362734</text:p>
              </table:table-cell>
              <table:table-cell office:value-type="float" office:value="0.0237173">
                <text:p>0.0237173</text:p>
              </table:table-cell>
              <table:table-cell office:value-type="float" office:value="0.0229422">
                <text:p>0.0229422</text:p>
              </table:table-cell>
              <table:table-cell office:value-type="float" office:value="0.0227872">
                <text:p>0.022787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306929">
                <text:p>0.0306929</text:p>
              </table:table-cell>
              <table:table-cell office:value-type="float" office:value="0.0234072">
                <text:p>0.0234072</text:p>
              </table:table-cell>
              <table:table-cell office:value-type="float" office:value="0.0227872">
                <text:p>0.0227872</text:p>
              </table:table-cell>
              <table:table-cell office:value-type="float" office:value="0.0227872">
                <text:p>0.02278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280577">
                <text:p>0.0280577</text:p>
              </table:table-cell>
              <table:table-cell office:value-type="float" office:value="0.0229422">
                <text:p>0.0229422</text:p>
              </table:table-cell>
              <table:table-cell office:value-type="float" office:value="0.0227872">
                <text:p>0.0227872</text:p>
              </table:table-cell>
              <table:table-cell office:value-type="float" office:value="0.0227872">
                <text:p>0.022787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265075">
                <text:p>0.0265075</text:p>
              </table:table-cell>
              <table:table-cell office:value-type="float" office:value="0.0227872">
                <text:p>0.0227872</text:p>
              </table:table-cell>
              <table:table-cell office:value-type="float" office:value="0.0227872">
                <text:p>0.0227872</text:p>
              </table:table-cell>
              <table:table-cell office:value-type="float" office:value="0.0227872">
                <text:p>0.022787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265075">
                <text:p>0.0265075</text:p>
              </table:table-cell>
              <table:table-cell office:value-type="float" office:value="0.0227872">
                <text:p>0.0227872</text:p>
              </table:table-cell>
              <table:table-cell office:value-type="float" office:value="0.0227872">
                <text:p>0.0227872</text:p>
              </table:table-cell>
              <table:table-cell office:value-type="float" office:value="0.0227872">
                <text:p>0.022787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260425">
                <text:p>0.0260425</text:p>
              </table:table-cell>
              <table:table-cell office:value-type="float" office:value="0.0227872">
                <text:p>0.0227872</text:p>
              </table:table-cell>
              <table:table-cell office:value-type="float" office:value="0.0227872">
                <text:p>0.0227872</text:p>
              </table:table-cell>
              <table:table-cell office:value-type="float" office:value="0.0227872">
                <text:p>0.02278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5.2$Linux_X86_64 LibreOffice_project/dd0751754f11728f69b42ee2af6667006862467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